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2cm" table:align="margins"/>
    </style:style>
    <style:style style:name="Tableau1.A" style:family="table-column">
      <style:table-column-properties style:column-width="5.653cm" style:rel-column-width="21842*"/>
    </style:style>
    <style:style style:name="Tableau1.C" style:family="table-column">
      <style:table-column-properties style:column-width="5.655cm" style:rel-column-width="21851*"/>
    </style:style>
    <style:style style:name="Tableau1.1" style:family="table-row">
      <style:table-row-properties style:min-row-height="2cm"/>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background-color="transparent" fo:padding="0.097cm" fo:border-left="0.05pt solid #000000" fo:border-right="none" fo:border-top="none" fo:border-bottom="0.05pt solid #000000">
        <style:background-image/>
      </style:table-cell-properties>
    </style:style>
    <style:style style:name="Tableau1.C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4" style:family="table-cell">
      <style:table-cell-properties fo:padding="0.097cm" fo:border="0.05pt solid #000000"/>
    </style:style>
    <style:style style:name="Tableau1.B4"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1.C4" style:family="table-cell">
      <style:table-cell-properties fo:background-color="#b2b2b2" fo:padding="0.097cm" fo:border="0.05pt solid #000000">
        <style:background-image/>
      </style:table-cell-properties>
    </style:style>
    <style:style style:name="Tableau1.A5"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C5"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officeooo:paragraph-rsid="00181f35" style:font-size-asian="8pt" style:font-size-complex="8pt"/>
    </style:style>
    <style:style style:name="P2" style:family="paragraph" style:parent-style-name="Table_20_Contents">
      <style:paragraph-properties fo:margin-top="0cm" fo:margin-bottom="0cm" loext:contextual-spacing="false" fo:text-align="justify" style:justify-single-word="false" style:text-autospace="none"/>
      <style:text-properties style:font-name="Calibri" fo:font-size="11pt" style:font-size-asian="11pt" style:font-size-complex="11pt"/>
    </style:style>
    <style:style style:name="P3" style:family="paragraph" style:parent-style-name="Table_20_Contents">
      <loext:graphic-properties draw:fill="none" draw:fill-color="#ffffff"/>
      <style:paragraph-properties fo:margin-top="0cm" fo:margin-bottom="0cm" loext:contextual-spacing="false" fo:text-align="justify" style:justify-single-word="false" style:text-autospace="none"/>
      <style:text-properties style:font-name="Calibri" fo:font-size="11pt" style:font-size-asian="11pt" style:font-size-complex="11pt"/>
    </style:style>
    <style:style style:name="P4" style:family="paragraph" style:parent-style-name="Standard">
      <style:paragraph-properties fo:margin-top="0cm" fo:margin-bottom="0cm" loext:contextual-spacing="false"/>
      <style:text-properties fo:font-size="11pt" style:font-size-asian="11pt" style:font-size-complex="11pt"/>
    </style:style>
    <style:style style:name="P5"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font-size="11pt" style:font-size-asian="11pt" style:font-size-complex="11pt"/>
    </style:style>
    <style:style style:name="P6"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paragraph-rsid="0016a47f" style:font-name-asian="Calibri-Bold" style:font-size-asian="11pt" style:font-style-asian="normal" style:font-weight-asian="normal" style:font-name-complex="Calibri-Bold" style:font-size-complex="11pt" style:font-style-complex="normal" style:font-weight-complex="normal"/>
    </style:style>
    <style:style style:name="P7"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paragraph-rsid="001d7b14" style:font-name-asian="Calibri-Bold" style:font-size-asian="11pt" style:font-style-asian="normal" style:font-weight-asian="normal" style:font-name-complex="Calibri-Bold" style:font-size-complex="11pt" style:font-style-complex="normal" style:font-weight-complex="normal"/>
    </style:style>
    <style:style style:name="P8"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9"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181f35" officeooo:paragraph-rsid="00181f35" style:font-name-asian="Calibri-Bold" style:font-size-asian="11pt" style:font-style-asian="normal" style:font-weight-asian="normal" style:font-name-complex="Calibri-Bold" style:font-size-complex="11pt" style:font-style-complex="normal" style:font-weight-complex="normal"/>
    </style:style>
    <style:style style:name="P10"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a3d2d" officeooo:paragraph-rsid="002ea94b" style:font-name-asian="Calibri-Bold" style:font-size-asian="11pt" style:font-style-asian="normal" style:font-weight-asian="normal" style:font-name-complex="Calibri-Bold" style:font-size-complex="11pt" style:font-style-complex="normal" style:font-weight-complex="normal"/>
    </style:style>
    <style:style style:name="P11" style:family="paragraph" style:parent-style-name="Standard">
      <style:paragraph-properties fo:margin-top="0cm" fo:margin-bottom="0cm" loext:contextual-spacing="false" fo:text-align="justify" style:justify-single-word="false" style:text-autospace="none">
        <style:tab-stops>
          <style:tab-stop style:position="3.493cm"/>
        </style:tab-stops>
      </style:paragraph-properties>
      <style:text-properties fo:color="#000000" style:font-name="Calibri" fo:font-size="11pt" fo:font-style="normal" style:text-underline-style="none" fo:font-weight="normal" officeooo:rsid="003fb555" officeooo:paragraph-rsid="00296b02" style:font-name-asian="Calibri-Bold" style:font-size-asian="11pt" style:font-style-asian="normal" style:font-weight-asian="normal" style:font-name-complex="Calibri-Bold" style:font-size-complex="11pt" style:font-style-complex="normal" style:font-weight-complex="normal"/>
    </style:style>
    <style:style style:name="P12"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152a1d" officeooo:paragraph-rsid="00152a1d" style:font-name-asian="TTE1C28908t00" style:font-size-asian="11pt" style:font-style-asian="normal" style:font-weight-asian="normal" style:font-name-complex="TTE1C28908t00" style:font-size-complex="11pt" style:font-style-complex="normal" style:font-weight-complex="normal"/>
    </style:style>
    <style:style style:name="P13"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26cfa9" officeooo:paragraph-rsid="002dcb36" style:font-name-asian="TTE1C28908t00" style:font-size-asian="11pt" style:font-style-asian="normal" style:font-weight-asian="normal" style:font-name-complex="TTE1C28908t00" style:font-size-complex="11pt" style:font-style-complex="normal" style:font-weight-complex="normal"/>
    </style:style>
    <style:style style:name="P14"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2dcb36" officeooo:paragraph-rsid="002dcb36" style:font-name-asian="TTE1C28908t00" style:font-size-asian="11pt" style:font-style-asian="normal" style:font-weight-asian="normal" style:font-name-complex="TTE1C28908t00" style:font-size-complex="11pt" style:font-style-complex="normal" style:font-weight-complex="normal"/>
    </style:style>
    <style:style style:name="P15" style:family="paragraph" style:parent-style-name="Standard">
      <style:paragraph-properties fo:margin-top="0cm" fo:margin-bottom="0cm" loext:contextual-spacing="false" fo:text-align="justify" style:justify-single-word="false"/>
      <style:text-properties fo:color="#000000" style:font-name="Calibri" fo:font-size="11pt" fo:font-weight="bold" style:font-size-asian="11pt" style:font-weight-asian="bold" style:font-size-complex="11pt" style:font-weight-complex="bold"/>
    </style:style>
    <style:style style:name="P16"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5a3d2d" officeooo:paragraph-rsid="002ea94b" style:font-size-asian="11pt" style:font-weight-asian="normal" style:font-size-complex="11pt" style:font-weight-complex="normal"/>
    </style:style>
    <style:style style:name="P17"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5da54e" officeooo:paragraph-rsid="002ea94b" style:font-size-asian="11pt" style:font-weight-asian="normal" style:font-size-complex="11pt" style:font-weight-complex="normal"/>
    </style:style>
    <style:style style:name="P18"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5ef73c" officeooo:paragraph-rsid="002ea94b" style:font-size-asian="11pt" style:font-weight-asian="normal" style:font-size-complex="11pt" style:font-weight-complex="normal"/>
    </style:style>
    <style:style style:name="P19"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paragraph-rsid="002bdb69" style:font-size-asian="11pt" style:font-weight-asian="normal" style:font-size-complex="11pt" style:font-weight-complex="normal"/>
    </style:style>
    <style:style style:name="P20"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style:text-underline-style="none" fo:font-weight="bold" officeooo:rsid="005a3d2d" officeooo:paragraph-rsid="002ea94b" style:font-size-asian="11pt" style:font-weight-asian="bold" style:font-size-complex="11pt" style:font-weight-complex="bold"/>
    </style:style>
    <style:style style:name="P21"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22"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paragraph-rsid="0016a47f" style:font-name-asian="Calibri-Bold" style:font-size-asian="12pt" style:font-style-asian="normal" style:font-weight-asian="bold" style:font-name-complex="Calibri-Bold" style:font-size-complex="12pt" style:font-style-complex="normal" style:font-weight-complex="bold"/>
    </style:style>
    <style:style style:name="P23"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paragraph-rsid="001d7b14" style:font-name-asian="Calibri-Bold" style:font-size-asian="12pt" style:font-style-asian="normal" style:font-weight-asian="bold" style:font-name-complex="Calibri-Bold" style:font-size-complex="12pt" style:font-style-complex="normal" style:font-weight-complex="bold"/>
    </style:style>
    <style:style style:name="P24"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paragraph-rsid="002ea94b" style:font-name-asian="Calibri-Bold" style:font-size-asian="12pt" style:font-style-asian="normal" style:font-weight-asian="bold" style:font-name-complex="Calibri-Bold" style:font-size-complex="12pt" style:font-style-complex="normal" style:font-weight-complex="bold"/>
    </style:style>
    <style:style style:name="P25" style:family="paragraph" style:parent-style-name="Standard">
      <style:paragraph-properties fo:margin-top="0cm" fo:margin-bottom="0cm" loext:contextual-spacing="false" fo:text-align="justify" style:justify-single-word="false">
        <style:tab-stops>
          <style:tab-stop style:position="3.493cm"/>
          <style:tab-stop style:position="7.594cm" style:type="right"/>
        </style:tab-stops>
      </style:paragraph-properties>
      <style:text-properties fo:color="#000000" style:font-name="Calibri" fo:font-size="12pt" fo:font-style="normal" style:text-underline-style="none" fo:font-weight="bold" officeooo:paragraph-rsid="00287bbd" style:font-name-asian="Calibri-Bold" style:font-size-asian="12pt" style:font-style-asian="normal" style:font-weight-asian="bold" style:font-name-complex="Calibri-Bold" style:font-size-complex="12pt" style:font-style-complex="normal" style:font-weight-complex="bold"/>
    </style:style>
    <style:style style:name="P26" style:family="paragraph" style:parent-style-name="Standard">
      <style:paragraph-properties fo:margin-top="0cm" fo:margin-bottom="0cm" loext:contextual-spacing="false" fo:text-align="start" style:justify-single-word="false" style:text-autospace="none">
        <style:tab-stops>
          <style:tab-stop style:position="3.493cm"/>
        </style:tab-stops>
      </style:paragraph-properties>
      <style:text-properties fo:color="#000000" style:font-name="Calibri" fo:font-size="12pt" fo:font-style="normal" style:text-underline-style="none" fo:font-weight="bold" officeooo:rsid="00181f35" officeooo:paragraph-rsid="0021efa5" style:font-name-asian="TTE1C28908t00" style:font-size-asian="12pt" style:font-style-asian="normal" style:font-weight-asian="bold" style:font-name-complex="TTE1C28908t00" style:font-size-complex="12pt" style:font-style-complex="normal" style:font-weight-complex="bold"/>
    </style:style>
    <style:style style:name="P27" style:family="paragraph" style:parent-style-name="Standard">
      <style:paragraph-properties fo:margin-top="0cm" fo:margin-bottom="0cm" loext:contextual-spacing="false" fo:text-align="start" style:justify-single-word="false" style:text-autospace="none">
        <style:tab-stops>
          <style:tab-stop style:position="3.493cm"/>
        </style:tab-stops>
      </style:paragraph-properties>
      <style:text-properties fo:color="#000000" style:font-name="Calibri" fo:font-size="12pt" fo:font-style="normal" style:text-underline-style="none" fo:font-weight="bold" officeooo:rsid="00181f35" officeooo:paragraph-rsid="0022cb09" style:font-name-asian="TTE1C28908t00" style:font-size-asian="12pt" style:font-style-asian="normal" style:font-weight-asian="bold" style:font-name-complex="TTE1C28908t00" style:font-size-complex="12pt" style:font-style-complex="normal" style:font-weight-complex="bold"/>
    </style:style>
    <style:style style:name="P28" style:family="paragraph" style:parent-style-name="Standard">
      <style:paragraph-properties fo:margin-top="0cm" fo:margin-bottom="0cm" loext:contextual-spacing="false" fo:text-align="start" style:justify-single-word="false" style:text-autospace="none">
        <style:tab-stops>
          <style:tab-stop style:position="3.493cm"/>
        </style:tab-stops>
      </style:paragraph-properties>
      <style:text-properties fo:color="#000000" style:font-name="Calibri" fo:font-size="12pt" fo:font-style="normal" style:text-underline-style="none" fo:font-weight="bold" officeooo:rsid="00181f35" officeooo:paragraph-rsid="002ea94b" style:font-name-asian="TTE1C28908t00" style:font-size-asian="12pt" style:font-style-asian="normal" style:font-weight-asian="bold" style:font-name-complex="TTE1C28908t00" style:font-size-complex="12pt" style:font-style-complex="normal" style:font-weight-complex="bold"/>
    </style:style>
    <style:style style:name="P29" style:family="paragraph" style:parent-style-name="Standard">
      <style:paragraph-properties fo:margin-top="0cm" fo:margin-bottom="0cm" loext:contextual-spacing="false" fo:text-align="justify" style:justify-single-word="false" style:text-autospace="none">
        <style:tab-stops>
          <style:tab-stop style:position="3.493cm"/>
        </style:tab-stops>
      </style:paragraph-properties>
      <style:text-properties fo:color="#000000" style:font-name="Calibri" fo:font-size="10.5pt" fo:font-style="normal" style:text-underline-style="none" fo:font-weight="normal" officeooo:rsid="00152a1d" officeooo:paragraph-rsid="00181f35" style:font-name-asian="TTE1C28908t00" style:font-size-asian="10.5pt" style:font-style-asian="normal" style:font-weight-asian="normal" style:font-name-complex="TTE1C28908t00" style:font-size-complex="10.5pt" style:font-style-complex="normal" style:font-weight-complex="normal"/>
    </style:style>
    <style:style style:name="P30"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4d13f7" officeooo:paragraph-rsid="00287bbd" style:font-name-asian="Calibri-Bold" style:font-size-asian="10.5pt" style:font-style-asian="normal" style:font-weight-asian="normal" style:font-name-complex="Calibri-Bold" style:font-size-complex="10.5pt" style:font-style-complex="normal" style:font-weight-complex="normal"/>
    </style:style>
    <style:style style:name="P31"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2711ff" officeooo:paragraph-rsid="002ea94b" style:font-name-asian="Calibri-Bold" style:font-size-asian="10.5pt" style:font-style-asian="normal" style:font-weight-asian="normal" style:font-name-complex="Calibri-Bold" style:font-size-complex="10.5pt" style:font-style-complex="normal" style:font-weight-complex="normal"/>
    </style:style>
    <style:style style:name="P32"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44af71" officeooo:paragraph-rsid="002ea94b" style:font-name-asian="Calibri-Bold" style:font-size-asian="10.5pt" style:font-style-asian="normal" style:font-weight-asian="normal" style:font-name-complex="Calibri-Bold" style:font-size-complex="10.5pt" style:font-style-complex="normal" style:font-weight-complex="normal"/>
    </style:style>
    <style:style style:name="P33"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43933b" officeooo:paragraph-rsid="002ea94b" style:font-name-asian="Calibri-Bold" style:font-size-asian="10.5pt" style:font-style-asian="normal" style:font-weight-asian="normal" style:font-name-complex="Calibri-Bold" style:font-size-complex="10.5pt" style:font-style-complex="normal" style:font-weight-complex="normal"/>
    </style:style>
    <style:style style:name="P34"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2ea94b" officeooo:paragraph-rsid="002ea94b" style:font-name-asian="Calibri-Bold" style:font-size-asian="10.5pt" style:font-style-asian="normal" style:font-weight-asian="normal" style:font-name-complex="Calibri-Bold" style:font-size-complex="10.5pt" style:font-style-complex="normal" style:font-weight-complex="normal"/>
    </style:style>
    <style:style style:name="P35"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16a47f" officeooo:paragraph-rsid="002ea94b" style:font-name-asian="Calibri-Bold" style:font-size-asian="10.5pt" style:font-style-asian="normal" style:font-weight-asian="normal" style:font-name-complex="Calibri-Bold" style:font-size-complex="10.5pt" style:font-style-complex="normal" style:font-weight-complex="normal"/>
    </style:style>
    <style:style style:name="P36"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0.5pt" fo:font-style="normal" style:text-underline-style="none" fo:font-weight="normal" officeooo:rsid="0020b989" officeooo:paragraph-rsid="002ea94b" style:font-name-asian="Calibri-Bold" style:font-size-asian="10.5pt" style:font-style-asian="normal" style:font-weight-asian="normal" style:font-name-complex="Calibri-Bold" style:font-size-complex="10.5pt" style:font-style-complex="normal" style:font-weight-complex="normal"/>
    </style:style>
    <style:style style:name="P37"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37acf9" officeooo:paragraph-rsid="002ea94b" style:font-name-asian="Calibri-Bold" style:font-size-asian="10.5pt" style:font-style-asian="normal" style:font-weight-asian="normal" style:font-name-complex="Calibri-Bold" style:font-size-complex="10.5pt" style:font-style-complex="normal" style:font-weight-complex="normal"/>
    </style:style>
    <style:style style:name="P38"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391485" officeooo:paragraph-rsid="002ea94b" style:font-name-asian="Calibri-Bold" style:font-size-asian="10.5pt" style:font-style-asian="normal" style:font-weight-asian="normal" style:font-name-complex="Calibri-Bold" style:font-size-complex="10.5pt" style:font-style-complex="normal" style:font-weight-complex="normal"/>
    </style:style>
    <style:style style:name="P39"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3486b7" officeooo:paragraph-rsid="002ea94b" style:font-name-asian="Calibri-Bold" style:font-size-asian="10.5pt" style:font-style-asian="normal" style:font-weight-asian="normal" style:font-name-complex="Calibri-Bold" style:font-size-complex="10.5pt" style:font-style-complex="normal" style:font-weight-complex="normal"/>
    </style:style>
    <style:style style:name="P40"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2f0194" officeooo:paragraph-rsid="002ea94b" style:font-name-asian="Calibri-Bold" style:font-size-asian="10.5pt" style:font-style-asian="normal" style:font-weight-asian="normal" style:font-name-complex="Calibri-Bold" style:font-size-complex="10.5pt" style:font-style-complex="normal" style:font-weight-complex="normal"/>
    </style:style>
    <style:style style:name="P41"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365390" officeooo:paragraph-rsid="002ea94b" style:font-name-asian="Calibri-Bold" style:font-size-asian="10.5pt" style:font-style-asian="normal" style:font-weight-asian="normal" style:font-name-complex="Calibri-Bold" style:font-size-complex="10.5pt" style:font-style-complex="normal" style:font-weight-complex="normal"/>
    </style:style>
    <style:style style:name="P42"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33b506" officeooo:paragraph-rsid="002ea94b" style:font-name-asian="Calibri-Bold" style:font-size-asian="10.5pt" style:font-style-asian="normal" style:font-weight-asian="normal" style:font-name-complex="Calibri-Bold" style:font-size-complex="10.5pt" style:font-style-complex="normal" style:font-weight-complex="normal"/>
    </style:style>
    <style:style style:name="P43"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3e3e12" officeooo:paragraph-rsid="002fb487" style:font-name-asian="Calibri-Bold" style:font-size-asian="10.5pt" style:font-style-asian="normal" style:font-weight-asian="normal" style:font-name-complex="Calibri-Bold" style:font-size-complex="10.5pt" style:font-style-complex="normal" style:font-weight-complex="normal"/>
    </style:style>
    <style:style style:name="P44"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3f8cfe" officeooo:paragraph-rsid="002fb487" style:font-name-asian="Calibri-Bold" style:font-size-asian="10.5pt" style:font-style-asian="normal" style:font-weight-asian="normal" style:font-name-complex="Calibri-Bold" style:font-size-complex="10.5pt" style:font-style-complex="normal" style:font-weight-complex="normal"/>
    </style:style>
    <style:style style:name="P45"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3d9910" officeooo:paragraph-rsid="00315586" style:font-name-asian="Calibri-Bold" style:font-size-asian="10.5pt" style:font-style-asian="normal" style:font-weight-asian="normal" style:font-name-complex="Calibri-Bold" style:font-size-complex="10.5pt" style:font-style-complex="normal" style:font-weight-complex="normal"/>
    </style:style>
    <style:style style:name="P46" style:family="paragraph" style:parent-style-name="Standard">
      <style:paragraph-properties fo:margin-top="0cm" fo:margin-bottom="0cm" loext:contextual-spacing="false" fo:text-align="justify" style:justify-single-word="false" style:text-autospace="none">
        <style:tab-stops>
          <style:tab-stop style:position="3.493cm"/>
        </style:tab-stops>
      </style:paragraph-properties>
      <style:text-properties fo:color="#000000" style:font-name="Calibri" fo:font-size="10.5pt" fo:font-style="normal" style:text-underline-style="none" fo:font-weight="normal" officeooo:rsid="0046c3df" officeooo:paragraph-rsid="00315586" style:font-name-asian="Calibri-Bold" style:font-size-asian="10.5pt" style:font-style-asian="normal" style:font-weight-asian="normal" style:font-name-complex="Calibri-Bold" style:font-size-complex="10.5pt" style:font-style-complex="normal" style:font-weight-complex="normal"/>
    </style:style>
    <style:style style:name="P47"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46c3df" officeooo:paragraph-rsid="00315586" style:font-name-asian="Calibri-Bold" style:font-size-asian="10.5pt" style:font-style-asian="normal" style:font-weight-asian="normal" style:font-name-complex="Calibri-Bold" style:font-size-complex="10.5pt" style:font-style-complex="normal" style:font-weight-complex="normal"/>
    </style:style>
    <style:style style:name="P48"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4ddd64" officeooo:paragraph-rsid="0022cb09" style:font-name-asian="Calibri-Bold" style:font-size-asian="10.5pt" style:font-style-asian="normal" style:font-weight-asian="normal" style:font-name-complex="Calibri-Bold" style:font-size-complex="10.5pt" style:font-style-complex="normal" style:font-weight-complex="normal"/>
    </style:style>
    <style:style style:name="P49"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bold" officeooo:rsid="003486b7" officeooo:paragraph-rsid="002ea94b" style:font-name-asian="Calibri-Bold" style:font-size-asian="10.5pt" style:font-style-asian="normal" style:font-weight-asian="bold" style:font-name-complex="Calibri-Bold" style:font-size-complex="10.5pt" style:font-style-complex="normal" style:font-weight-complex="bold"/>
    </style:style>
    <style:style style:name="P50"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style:text-underline-style="none" fo:font-weight="normal" officeooo:rsid="0026594e" officeooo:paragraph-rsid="002ea94b" style:font-size-asian="10.5pt" style:font-weight-asian="normal" style:font-size-complex="10.5pt" style:font-weight-complex="normal"/>
    </style:style>
    <style:style style:name="P51" style:family="paragraph" style:parent-style-name="Standard">
      <style:paragraph-properties fo:margin-top="0cm" fo:margin-bottom="0cm" loext:contextual-spacing="false" fo:text-align="justify" style:justify-single-word="false">
        <style:tab-stops>
          <style:tab-stop style:position="9.948cm" style:type="right"/>
          <style:tab-stop style:position="12.409cm" style:type="right"/>
        </style:tab-stops>
      </style:paragraph-properties>
      <style:text-properties fo:color="#000000" style:font-name="Calibri" fo:font-size="10.5pt" style:text-underline-style="none" fo:font-weight="normal" officeooo:rsid="0026594e" officeooo:paragraph-rsid="002ea94b" style:font-size-asian="10.5pt" style:font-weight-asian="normal" style:font-size-complex="10.5pt" style:font-weight-complex="normal"/>
    </style:style>
    <style:style style:name="P52" style:family="paragraph" style:parent-style-name="Standard">
      <style:paragraph-properties fo:margin-top="0cm" fo:margin-bottom="0cm" loext:contextual-spacing="false" fo:text-align="justify" style:justify-single-word="false">
        <style:tab-stops>
          <style:tab-stop style:position="9.948cm" style:type="right"/>
          <style:tab-stop style:position="12.991cm" style:type="right"/>
        </style:tab-stops>
      </style:paragraph-properties>
      <style:text-properties fo:color="#000000" style:font-name="Calibri" fo:font-size="10.5pt" style:text-underline-style="none" fo:font-weight="normal" officeooo:rsid="0026594e" officeooo:paragraph-rsid="002ea94b" style:font-size-asian="10.5pt" style:font-weight-asian="normal" style:font-size-complex="10.5pt" style:font-weight-complex="normal"/>
    </style:style>
    <style:style style:name="P53" style:family="paragraph" style:parent-style-name="Standard">
      <style:paragraph-properties fo:margin-top="0cm" fo:margin-bottom="0cm" loext:contextual-spacing="false" fo:text-align="justify" style:justify-single-word="false">
        <style:tab-stops>
          <style:tab-stop style:position="14cm" style:type="right"/>
        </style:tab-stops>
      </style:paragraph-properties>
      <style:text-properties fo:color="#000000" style:font-name="Calibri" fo:font-size="10.5pt" style:text-underline-style="none" fo:font-weight="normal" officeooo:rsid="0026594e" officeooo:paragraph-rsid="002ea94b" style:font-size-asian="10.5pt" style:font-weight-asian="normal" style:font-size-complex="10.5pt" style:font-weight-complex="normal"/>
    </style:style>
    <style:style style:name="P54" style:family="paragraph" style:parent-style-name="Standard">
      <style:paragraph-properties fo:margin-top="0cm" fo:margin-bottom="0cm" loext:contextual-spacing="false" fo:text-align="justify" style:justify-single-word="false">
        <style:tab-stops>
          <style:tab-stop style:position="9.895cm" style:type="right"/>
          <style:tab-stop style:position="14cm" style:type="right"/>
        </style:tab-stops>
      </style:paragraph-properties>
      <style:text-properties fo:color="#000000" style:font-name="Calibri" fo:font-size="10.5pt" style:text-underline-style="none" fo:font-weight="normal" officeooo:rsid="00267f4b" officeooo:paragraph-rsid="002ea94b" style:font-size-asian="10.5pt" style:font-weight-asian="normal" style:font-size-complex="10.5pt" style:font-weight-complex="normal"/>
    </style:style>
    <style:style style:name="P55" style:family="paragraph" style:parent-style-name="Standard">
      <style:paragraph-properties fo:margin-top="0cm" fo:margin-bottom="0cm" loext:contextual-spacing="false" fo:text-align="justify" style:justify-single-word="false">
        <style:tab-stops>
          <style:tab-stop style:position="9.948cm" style:type="right"/>
          <style:tab-stop style:position="12.409cm" style:type="right"/>
        </style:tab-stops>
      </style:paragraph-properties>
      <style:text-properties fo:color="#000000" style:font-name="Calibri" fo:font-size="10.5pt" style:text-underline-style="none" fo:font-weight="bold" officeooo:rsid="0026594e" officeooo:paragraph-rsid="002ea94b" style:font-size-asian="10.5pt" style:font-weight-asian="bold" style:font-size-complex="10.5pt" style:font-weight-complex="bold"/>
    </style:style>
    <style:style style:name="P56" style:family="paragraph" style:parent-style-name="Standard">
      <style:paragraph-properties fo:margin-top="0cm" fo:margin-bottom="0cm" loext:contextual-spacing="false" fo:text-align="justify" style:justify-single-word="false">
        <style:tab-stops>
          <style:tab-stop style:position="9.948cm" style:type="right"/>
          <style:tab-stop style:position="12.409cm" style:type="right"/>
        </style:tab-stops>
      </style:paragraph-properties>
      <style:text-properties fo:color="#000000" style:font-name="Calibri" fo:font-size="10.5pt" style:text-underline-style="none" fo:font-weight="bold" officeooo:rsid="00267f4b" officeooo:paragraph-rsid="002ea94b" style:font-size-asian="10.5pt" style:font-weight-asian="bold" style:font-size-complex="10.5pt" style:font-weight-complex="bold"/>
    </style:style>
    <style:style style:name="P57" style:family="paragraph" style:parent-style-name="Table_20_Contents">
      <style:paragraph-properties fo:text-align="justify" style:justify-single-word="false"/>
      <style:text-properties style:font-name="Calibri" fo:font-size="11pt" style:font-size-asian="11pt" style:font-size-complex="11pt"/>
    </style:style>
    <style:style style:name="P58" style:family="paragraph" style:parent-style-name="Table_20_Contents">
      <loext:graphic-properties draw:fill="none" draw:fill-color="#ffffff"/>
      <style:paragraph-properties fo:text-align="justify" style:justify-single-word="false"/>
      <style:text-properties style:font-name="Calibri" fo:font-size="11pt" style:font-size-asian="11pt" style:font-size-complex="11pt"/>
    </style:style>
    <style:style style:name="P59" style:family="paragraph" style:parent-style-name="Table_20_Contents">
      <style:paragraph-properties fo:text-align="start" style:justify-single-word="false"/>
      <style:text-properties style:font-name="Calibri" fo:font-size="11pt" style:font-size-asian="11pt" style:font-size-complex="11pt"/>
    </style:style>
    <style:style style:name="P60"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61" style:family="paragraph" style:parent-style-name="Table_20_Contents">
      <loext:graphic-properties draw:fill="none" draw:fill-color="#ffffff"/>
      <style:paragraph-properties fo:text-align="start" style:justify-single-word="false"/>
      <style:text-properties style:font-name="Calibri" fo:font-size="11pt" fo:font-weight="bold" style:font-size-asian="11pt" style:font-weight-asian="bold" style:font-size-complex="11pt" style:font-weight-complex="bold"/>
    </style:style>
    <style:style style:name="P62"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6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905cm"/>
        </style:tab-stops>
      </style:paragraph-properties>
      <style:text-properties fo:color="#000000" style:font-name="Calibri" fo:font-size="11pt" style:font-size-asian="11pt" style:font-size-complex="11pt"/>
    </style:style>
    <style:style style:name="P6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905cm"/>
        </style:tab-stops>
      </style:paragraph-properties>
      <style:text-properties fo:color="#000000" style:font-name="Calibri" fo:font-size="11pt" officeooo:paragraph-rsid="00351cff" style:font-size-asian="11pt" style:font-size-complex="11pt"/>
    </style:style>
    <style:style style:name="P6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3.096cm"/>
        </style:tab-stops>
      </style:paragraph-properties>
      <style:text-properties fo:color="#000000" style:font-name="Calibri" fo:font-size="11pt" style:font-size-asian="11pt" style:font-size-complex="11pt"/>
    </style:style>
    <style:style style:name="P6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905cm"/>
        </style:tab-stops>
      </style:paragraph-properties>
      <style:text-properties fo:color="#000000" style:font-name="Calibri" fo:font-size="11pt" style:text-underline-style="none" fo:font-weight="normal" officeooo:paragraph-rsid="0018700c" style:font-size-asian="11pt" style:font-weight-asian="normal" style:font-size-complex="11pt" style:font-weight-complex="normal"/>
    </style:style>
    <style:style style:name="P67" style:family="paragraph" style:parent-style-name="Standard">
      <style:paragraph-properties fo:margin-left="0cm" fo:margin-right="0cm"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font-size-asian="11pt" style:font-size-complex="11pt"/>
    </style:style>
    <style:style style:name="P68" style:family="paragraph" style:parent-style-name="Standard">
      <style:paragraph-properties fo:text-align="center" style:justify-single-word="false" fo:padding="0.049cm" fo:border="0.06pt solid #000000" style:shadow="none"/>
    </style:style>
    <style:style style:name="P69" style:family="paragraph" style:parent-style-name="Standard">
      <style:paragraph-properties fo:margin-left="1.251cm" fo:margin-right="0cm" fo:margin-top="0cm" fo:margin-bottom="0cm" loext:contextual-spacing="false" fo:text-align="justify" style:justify-single-word="false" fo:text-indent="0cm" style:auto-text-indent="false">
        <style:tab-stops>
          <style:tab-stop style:position="2.011cm"/>
        </style:tab-stops>
      </style:paragraph-properties>
      <style:text-properties fo:color="#000000" style:font-name="Calibri" fo:font-size="11pt" style:text-underline-style="none" fo:font-weight="normal" officeooo:rsid="005a3d2d" officeooo:paragraph-rsid="002ea94b" style:font-size-asian="11pt" style:font-weight-asian="normal" style:font-size-complex="11pt" style:font-weight-complex="normal"/>
    </style:style>
    <style:style style:name="P70" style:family="paragraph" style:parent-style-name="Standard">
      <style:paragraph-properties fo:margin-left="1.251cm" fo:margin-right="0cm" fo:margin-top="0cm" fo:margin-bottom="0cm" loext:contextual-spacing="false" fo:text-align="justify" style:justify-single-word="false" fo:text-indent="0cm" style:auto-text-indent="false">
        <style:tab-stops>
          <style:tab-stop style:position="3.493cm"/>
        </style:tab-stops>
      </style:paragraph-properties>
      <style:text-properties fo:color="#000000" style:font-name="Calibri" fo:font-size="11pt" fo:font-style="normal" style:text-underline-style="none" fo:font-weight="normal" officeooo:rsid="00315586" officeooo:paragraph-rsid="00315586" style:font-name-asian="Calibri-Bold" style:font-size-asian="11pt" style:font-style-asian="normal" style:font-weight-asian="normal" style:font-name-complex="Calibri-Bold" style:font-size-complex="11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text-underline-style="solid" style:text-underline-width="auto" style:text-underline-color="font-color" fo:font-weight="bold" style:font-size-asian="11pt" style:font-weight-asian="bold" style:font-size-complex="11pt" style:font-weight-complex="bold"/>
    </style:style>
    <style:style style:name="P72" style:family="paragraph" style:parent-style-name="Standard" style:list-style-name="L2">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2dcb36" officeooo:paragraph-rsid="002dcb36" style:font-name-asian="TTE1C28908t00" style:font-size-asian="11pt" style:font-style-asian="normal" style:font-weight-asian="normal" style:font-name-complex="TTE1C28908t00" style:font-size-complex="11pt" style:font-style-complex="normal" style:font-weight-complex="normal"/>
    </style:style>
    <style:style style:name="P73" style:family="paragraph" style:parent-style-name="Standard" style:list-style-name="L13">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2bdb69" officeooo:paragraph-rsid="002bdb69" style:font-name-asian="Calibri-Bold" style:font-size-asian="11pt" style:font-style-asian="normal" style:font-weight-asian="normal" style:font-name-complex="Calibri-Bold" style:font-size-complex="11pt" style:font-style-complex="normal" style:font-weight-complex="normal"/>
    </style:style>
    <style:style style:name="P74" style:family="paragraph" style:parent-style-name="Standard" style:list-style-name="L13">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315586" officeooo:paragraph-rsid="00315586" style:font-name-asian="Calibri-Bold" style:font-size-asian="11pt" style:font-style-asian="normal" style:font-weight-asian="normal" style:font-name-complex="Calibri-Bold" style:font-size-complex="11pt" style:font-style-complex="normal" style:font-weight-complex="normal"/>
    </style:style>
    <style:style style:name="P75" style:family="paragraph" style:parent-style-name="Standard" style:list-style-name="L3">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5a3d2d" officeooo:paragraph-rsid="002ea94b" style:font-size-asian="11pt" style:font-weight-asian="normal" style:font-size-complex="11pt" style:font-weight-complex="normal"/>
    </style:style>
    <style:style style:name="P76" style:family="paragraph" style:parent-style-name="Standard" style:list-style-name="L4">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5a3d2d" officeooo:paragraph-rsid="002ea94b" style:font-size-asian="11pt" style:font-weight-asian="normal" style:font-size-complex="11pt" style:font-weight-complex="normal"/>
    </style:style>
    <style:style style:name="P77" style:family="paragraph" style:parent-style-name="Standard" style:list-style-name="L5">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5a3d2d" officeooo:paragraph-rsid="002ea94b" style:font-size-asian="11pt" style:font-weight-asian="normal" style:font-size-complex="11pt" style:font-weight-complex="normal"/>
    </style:style>
    <style:style style:name="P78"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5a3d2d" officeooo:paragraph-rsid="002ea94b" style:font-size-asian="11pt" style:font-weight-asian="normal" style:font-size-complex="11pt" style:font-weight-complex="normal"/>
    </style:style>
    <style:style style:name="P79" style:family="paragraph" style:parent-style-name="Standard" style:list-style-name="L6">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5ef73c" officeooo:paragraph-rsid="002ea94b" style:font-size-asian="11pt" style:font-weight-asian="normal" style:font-size-complex="11pt" style:font-weight-complex="normal"/>
    </style:style>
    <style:style style:name="P80" style:family="paragraph" style:parent-style-name="Standard" style:list-style-name="L7">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3486b7" officeooo:paragraph-rsid="002ea94b" style:font-name-asian="Calibri-Bold" style:font-size-asian="10.5pt" style:font-style-asian="normal" style:font-weight-asian="normal" style:font-name-complex="Calibri-Bold" style:font-size-complex="10.5pt" style:font-style-complex="normal" style:font-weight-complex="normal"/>
    </style:style>
    <style:style style:name="P81" style:family="paragraph" style:parent-style-name="Standard" style:list-style-name="L8">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3486b7" officeooo:paragraph-rsid="002ea94b" style:font-name-asian="Calibri-Bold" style:font-size-asian="10.5pt" style:font-style-asian="normal" style:font-weight-asian="normal" style:font-name-complex="Calibri-Bold" style:font-size-complex="10.5pt" style:font-style-complex="normal" style:font-weight-complex="normal"/>
    </style:style>
    <style:style style:name="P82" style:family="paragraph" style:parent-style-name="Standard" style:list-style-name="L9">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3486b7" officeooo:paragraph-rsid="002ea94b" style:font-name-asian="Calibri-Bold" style:font-size-asian="10.5pt" style:font-style-asian="normal" style:font-weight-asian="normal" style:font-name-complex="Calibri-Bold" style:font-size-complex="10.5pt" style:font-style-complex="normal" style:font-weight-complex="normal"/>
    </style:style>
    <style:style style:name="P83" style:family="paragraph" style:parent-style-name="Standard" style:list-style-name="L10">
      <style:paragraph-properties fo:margin-top="0cm" fo:margin-bottom="0cm" loext:contextual-spacing="false" fo:text-align="justify" style:justify-single-word="false" style:text-autospace="none">
        <style:tab-stops>
          <style:tab-stop style:position="3.493cm"/>
        </style:tab-stops>
      </style:paragraph-properties>
      <style:text-properties fo:color="#000000" style:font-name="Calibri" fo:font-size="10.5pt" fo:font-style="normal" style:text-underline-style="none" fo:font-weight="normal" officeooo:rsid="003486b7" officeooo:paragraph-rsid="002ea94b" style:font-name-asian="Calibri-Bold" style:font-size-asian="10.5pt" style:font-style-asian="normal" style:font-weight-asian="normal" style:font-name-complex="Calibri-Bold" style:font-size-complex="10.5pt" style:font-style-complex="normal" style:font-weight-complex="normal"/>
    </style:style>
    <style:style style:name="P84" style:family="paragraph" style:parent-style-name="Standard" style:list-style-name="L10">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33b506" officeooo:paragraph-rsid="002ea94b" style:font-name-asian="Calibri-Bold" style:font-size-asian="10.5pt" style:font-style-asian="normal" style:font-weight-asian="normal" style:font-name-complex="Calibri-Bold" style:font-size-complex="10.5pt" style:font-style-complex="normal" style:font-weight-complex="normal"/>
    </style:style>
    <style:style style:name="P85" style:family="paragraph" style:parent-style-name="Standard" style:list-style-name="L11">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3e3e12" officeooo:paragraph-rsid="002fb487" style:font-name-asian="Calibri-Bold" style:font-size-asian="10.5pt" style:font-style-asian="normal" style:font-weight-asian="normal" style:font-name-complex="Calibri-Bold" style:font-size-complex="10.5pt" style:font-style-complex="normal" style:font-weight-complex="normal"/>
    </style:style>
    <style:style style:name="P86" style:family="paragraph" style:parent-style-name="Standard" style:list-style-name="L12">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2fb487" officeooo:paragraph-rsid="002fb487" style:font-name-asian="Calibri-Bold" style:font-size-asian="10.5pt" style:font-style-asian="normal" style:font-weight-asian="normal" style:font-name-complex="Calibri-Bold" style:font-size-complex="10.5pt" style:font-style-complex="normal" style:font-weight-complex="normal"/>
    </style:style>
    <style:style style:name="P87" style:family="paragraph" style:parent-style-name="Standard" style:list-style-name="L12">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40df5d" officeooo:paragraph-rsid="002fb487" style:font-name-asian="Calibri-Bold" style:font-size-asian="10.5pt" style:font-style-asian="normal" style:font-weight-asian="normal" style:font-name-complex="Calibri-Bold" style:font-size-complex="10.5pt" style:font-style-complex="normal" style:font-weight-complex="normal"/>
    </style:style>
    <style:style style:name="P88" style:family="paragraph" style:parent-style-name="Standard" style:list-style-name="L12">
      <style:paragraph-properties fo:margin-top="0cm" fo:margin-bottom="0cm" loext:contextual-spacing="false" fo:text-align="justify" style:justify-single-word="false" style:text-autospace="none">
        <style:tab-stops>
          <style:tab-stop style:position="3.493cm"/>
        </style:tab-stops>
      </style:paragraph-properties>
      <style:text-properties fo:color="#000000" style:font-name="Calibri" fo:font-size="10.5pt" fo:font-style="normal" style:text-underline-style="none" fo:font-weight="normal" officeooo:rsid="002f0194" officeooo:paragraph-rsid="002fb487" style:font-name-asian="Calibri-Bold" style:font-size-asian="10.5pt" style:font-style-asian="normal" style:font-weight-asian="normal" style:font-name-complex="Calibri-Bold" style:font-size-complex="10.5pt" style:font-style-complex="normal" style:font-weight-complex="normal"/>
    </style:style>
    <style:style style:name="P89"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391485" officeooo:paragraph-rsid="002ea94b" style:font-name-asian="Calibri-Bold" style:font-size-asian="10.5pt" style:font-style-asian="normal" style:font-weight-asian="normal" style:font-name-complex="Calibri-Bold" style:font-size-complex="10.5pt" style:font-style-complex="normal" style:font-weight-complex="normal"/>
    </style:style>
    <style:style style:name="P90"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style:text-underline-style="none" fo:font-weight="normal" officeooo:rsid="0026594e" officeooo:paragraph-rsid="002ea94b" style:font-size-asian="10.5pt" style:font-weight-asian="normal" style:font-size-complex="10.5pt" style:font-weight-complex="normal"/>
    </style:style>
    <style:style style:name="P91" style:family="paragraph" style:parent-style-name="Standard" style:list-style-name="L13">
      <style:paragraph-properties fo:margin-top="0cm" fo:margin-bottom="0cm" loext:contextual-spacing="false" fo:text-align="start" style:justify-single-word="false">
        <style:tab-stops>
          <style:tab-stop style:position="1.249cm"/>
          <style:tab-stop style:position="10.425cm"/>
        </style:tab-stops>
      </style:paragraph-properties>
      <style:text-properties fo:color="#000000" style:font-name="Calibri" fo:font-size="12pt" fo:font-style="italic" style:text-underline-style="none" fo:font-weight="bold" officeooo:rsid="00315586" officeooo:paragraph-rsid="00315586" style:font-size-asian="12pt" style:font-style-asian="italic" style:font-weight-asian="bold" style:font-size-complex="12pt" style:font-style-complex="italic" style:font-weight-complex="bold"/>
    </style:style>
    <style:style style:name="P92" style:family="paragraph" style:parent-style-name="Standard" style:list-style-name="L13">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italic" style:text-underline-style="none" fo:font-weight="bold" officeooo:rsid="00315586" officeooo:paragraph-rsid="00315586" style:font-name-asian="Calibri-Bold" style:font-size-asian="12pt" style:font-style-asian="italic" style:font-weight-asian="bold" style:font-name-complex="Calibri-Bold" style:font-size-complex="12pt" style:font-style-complex="italic" style:font-weight-complex="bold"/>
    </style:style>
    <style:style style:name="P93" style:family="paragraph" style:parent-style-name="Standard" style:list-style-name="L13">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italic" style:text-underline-style="none" fo:font-weight="bold" officeooo:rsid="0032d8bc" officeooo:paragraph-rsid="0032d8bc" style:font-name-asian="Calibri-Bold" style:font-size-asian="12pt" style:font-style-asian="italic" style:font-weight-asian="bold" style:font-name-complex="Calibri-Bold" style:font-size-complex="12pt" style:font-style-complex="italic" style:font-weight-complex="bold"/>
    </style:style>
    <style:style style:name="P94" style:family="paragraph" style:parent-style-name="Standard" style:list-style-name="L13">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normal" officeooo:rsid="0022cb09" officeooo:paragraph-rsid="0022cb09" style:font-name-asian="Calibri-Bold" style:font-size-asian="12pt" style:font-style-asian="normal" style:font-weight-asian="normal" style:font-name-complex="Calibri-Bold" style:font-size-complex="12pt" style:font-style-complex="normal" style:font-weight-complex="normal"/>
    </style:style>
    <style:style style:name="P95" style:family="paragraph" style:parent-style-name="Standard" style:list-style-name="L4">
      <style:paragraph-properties fo:margin-top="0cm" fo:margin-bottom="0cm" loext:contextual-spacing="false" fo:text-align="justify" style:justify-single-word="false">
        <style:tab-stops>
          <style:tab-stop style:position="2.011cm"/>
        </style:tab-stops>
      </style:paragraph-properties>
      <style:text-properties officeooo:paragraph-rsid="002ea94b"/>
    </style:style>
    <style:style style:name="P96" style:family="paragraph" style:parent-style-name="Standard" style:list-style-name="L10">
      <style:paragraph-properties fo:margin-top="0cm" fo:margin-bottom="0cm" loext:contextual-spacing="false" fo:text-align="justify" style:justify-single-word="false" style:text-autospace="none">
        <style:tab-stops>
          <style:tab-stop style:position="3.493cm"/>
        </style:tab-stops>
      </style:paragraph-properties>
      <style:text-properties officeooo:rsid="002ea94b" officeooo:paragraph-rsid="002ea94b"/>
    </style:style>
    <style:style style:name="P97" style:family="paragraph" style:parent-style-name="Heading" style:master-page-name="Standard">
      <style:paragraph-properties fo:text-align="center" style:justify-single-word="false" style:page-number="auto" fo:padding="0.049cm" fo:border="0.06pt solid #000000" style:shadow="none"/>
      <style:text-properties fo:font-size="20pt" style:font-size-asian="20pt" style:font-size-complex="20pt"/>
    </style:style>
    <style:style style:name="P98" style:family="paragraph" style:parent-style-name="Heading_20_1">
      <style:paragraph-properties fo:margin-top="0cm" fo:margin-bottom="0cm" loext:contextual-spacing="false"/>
      <style:text-properties fo:font-size="12pt" officeooo:rsid="002dcb36" officeooo:paragraph-rsid="002dcb36" style:font-size-asian="12pt" style:font-size-complex="12pt"/>
    </style:style>
    <style:style style:name="P99" style:family="paragraph" style:parent-style-name="Heading_20_1">
      <style:paragraph-properties fo:margin-left="0cm" fo:margin-right="0cm" fo:margin-top="0cm" fo:margin-bottom="0cm" loext:contextual-spacing="false" fo:text-indent="-0.762cm" style:auto-text-indent="false"/>
      <style:text-properties fo:font-size="12pt" officeooo:paragraph-rsid="0016a47f" style:font-size-asian="12pt" style:font-size-complex="12pt"/>
    </style:style>
    <style:style style:name="P100" style:family="paragraph" style:parent-style-name="Table_20_Contents" style:list-style-name="L1">
      <style:paragraph-properties fo:margin-top="0cm" fo:margin-bottom="0cm" loext:contextual-spacing="false" fo:text-align="start" style:justify-single-word="false" style:shadow="none">
        <style:tab-stops>
          <style:tab-stop style:position="9.948cm"/>
        </style:tab-stops>
      </style:paragraph-properties>
      <style:text-properties style:text-position="0% 100%" style:font-name="Calibri" fo:font-size="11pt" fo:font-weight="normal" officeooo:rsid="002dcb36" officeooo:paragraph-rsid="002dcb36" style:font-size-asian="11pt" style:font-weight-asian="normal" style:font-size-complex="11pt" style:font-weight-complex="normal"/>
    </style:style>
    <style:style style:name="P101" style:family="paragraph" style:parent-style-name="Table_20_Contents" style:list-style-name="L1">
      <style:paragraph-properties fo:margin-top="0cm" fo:margin-bottom="0cm" loext:contextual-spacing="false" fo:text-align="start" style:justify-single-word="false" style:shadow="none" style:text-autospace="none">
        <style:tab-stops>
          <style:tab-stop style:position="9.948cm"/>
        </style:tab-stops>
      </style:paragraph-properties>
      <style:text-properties fo:color="#000000" style:font-name="Calibri" fo:font-size="11pt" fo:font-style="normal" style:text-underline-style="none" fo:font-weight="normal" officeooo:paragraph-rsid="0026cfa9" style:font-name-asian="TTE1C28908t00" style:font-size-asian="11pt" style:font-style-asian="normal" style:font-weight-asian="normal" style:font-name-complex="TTE1C28908t00" style:font-size-complex="11pt" style:font-style-complex="normal" style:font-weight-complex="normal"/>
    </style:style>
    <style:style style:name="P102" style:family="paragraph">
      <style:paragraph-properties fo:text-align="center"/>
    </style:style>
    <style:style style:name="T1" style:family="text">
      <style:text-properties officeooo:rsid="002ea94b"/>
    </style:style>
    <style:style style:name="T2" style:family="text">
      <style:text-properties style:text-position="super 58%"/>
    </style:style>
    <style:style style:name="T3" style:family="text">
      <style:text-properties style:text-position="super 58%" officeooo:rsid="00365390"/>
    </style:style>
    <style:style style:name="T4" style:family="text">
      <style:text-properties officeooo:rsid="00181f35"/>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style:style>
    <style:style style:name="T7" style:family="text">
      <style:text-properties style:text-underline-style="none" fo:font-weight="normal" officeooo:rsid="002dcb36"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2dcb36" style:font-weight-asian="bold" style:font-weight-complex="bold"/>
    </style:style>
    <style:style style:name="T10" style:family="text">
      <style:text-properties fo:font-weight="bold" officeooo:rsid="0028e5ed" style:font-weight-asian="bold" style:font-weight-complex="bold"/>
    </style:style>
    <style:style style:name="T11" style:family="text">
      <style:text-properties fo:font-weight="bold" officeooo:rsid="00267f4b" style:font-weight-asian="bold" style:font-weight-complex="bold"/>
    </style:style>
    <style:style style:name="T12" style:family="text">
      <style:text-properties fo:font-weight="bold" officeooo:rsid="0029f68d" style:font-weight-asian="bold" style:font-weight-complex="bold"/>
    </style:style>
    <style:style style:name="T13" style:family="text">
      <style:text-properties fo:font-weight="bold" officeooo:rsid="002ea94b" style:font-weight-asian="bold" style:font-weight-complex="bold"/>
    </style:style>
    <style:style style:name="T14" style:family="text">
      <style:text-properties fo:font-weight="bold" officeooo:rsid="00267f4b" fo:background-color="#dddddd" loext:char-shading-value="0" style:font-weight-asian="bold" style:font-weight-complex="bold"/>
    </style:style>
    <style:style style:name="T15" style:family="text">
      <style:text-properties fo:font-weight="bold" officeooo:rsid="002b6112" fo:background-color="#dddddd" loext:char-shading-value="0" style:font-weight-asian="bold" style:font-weight-complex="bold"/>
    </style:style>
    <style:style style:name="T16" style:family="text">
      <style:text-properties fo:font-weight="bold" officeooo:rsid="002711ff" fo:background-color="#dddddd" loext:char-shading-value="0" style:font-weight-asian="bold" style:font-weight-complex="bold"/>
    </style:style>
    <style:style style:name="T17" style:family="text">
      <style:text-properties fo:color="#000000" style:font-name="Calibri" fo:font-style="normal" style:text-underline-style="none" fo:font-weight="normal" style:font-name-asian="Calibri-Bold" style:font-style-asian="normal" style:font-weight-asian="normal" style:font-name-complex="Calibri-Bold" style:font-style-complex="normal" style:font-weight-complex="normal"/>
    </style:style>
    <style:style style:name="T18" style:family="text">
      <style:text-properties fo:color="#000000" style:font-name="Calibri" fo:font-style="normal" style:text-underline-style="none" fo:font-weight="normal" officeooo:rsid="002bdb69" style:font-name-asian="Calibri-Bold" style:font-style-asian="normal" style:font-weight-asian="normal" style:font-name-complex="Calibri-Bold" style:font-style-complex="normal" style:font-weight-complex="normal"/>
    </style:style>
    <style:style style:name="T19" style:family="text">
      <style:text-properties fo:color="#000000" style:font-name="Calibri" fo:font-style="normal" style:text-underline-style="none" fo:font-weight="normal" officeooo:rsid="0033e9c6" style:font-name-asian="Calibri-Bold" style:font-style-asian="normal" style:font-weight-asian="normal" style:font-name-complex="Calibri-Bold" style:font-style-complex="normal" style:font-weight-complex="normal"/>
    </style:style>
    <style:style style:name="T20" style:family="text">
      <style:text-properties fo:color="#000000" style:font-name="Calibri" fo:font-size="11pt" style:text-underline-style="none" fo:font-weight="normal" officeooo:rsid="005a3d2d" style:font-size-asian="11pt" style:font-weight-asian="normal" style:font-size-complex="11pt" style:font-weight-complex="normal"/>
    </style:style>
    <style:style style:name="T21" style:family="text">
      <style:text-properties fo:color="#000000" style:font-name="Calibri" fo:font-size="11pt" style:text-underline-style="none" fo:font-weight="normal" officeooo:rsid="005ac433" style:font-size-asian="11pt" style:font-weight-asian="normal" style:font-size-complex="11pt" style:font-weight-complex="normal"/>
    </style:style>
    <style:style style:name="T22" style:family="text">
      <style:text-properties fo:color="#000000" style:font-name="Calibri" fo:font-size="10.5pt" fo:font-style="normal" style:text-underline-style="none" fo:font-weight="normal" style:font-name-asian="Calibri-Bold" style:font-size-asian="10.5pt" style:font-style-asian="normal" style:font-weight-asian="normal" style:font-name-complex="Calibri-Bold" style:font-size-complex="10.5pt" style:font-style-complex="normal" style:font-weight-complex="normal"/>
    </style:style>
    <style:style style:name="T23" style:family="text">
      <style:text-properties fo:color="#000000" style:font-name="Calibri" fo:font-size="10.5pt" fo:font-style="normal" style:text-underline-style="none" fo:font-weight="normal" officeooo:rsid="003486b7" style:font-name-asian="Calibri-Bold" style:font-size-asian="10.5pt" style:font-style-asian="normal" style:font-weight-asian="normal" style:font-name-complex="Calibri-Bold" style:font-size-complex="10.5pt" style:font-style-complex="normal" style:font-weight-complex="normal"/>
    </style:style>
    <style:style style:name="T24" style:family="text">
      <style:text-properties officeooo:rsid="00152a1d"/>
    </style:style>
    <style:style style:name="T25" style:family="text">
      <style:text-properties officeooo:rsid="002ea94b" style:font-name-asian="TTE1C28908t00" style:font-name-complex="TTE1C28908t00"/>
    </style:style>
    <style:style style:name="T26" style:family="text">
      <style:text-properties officeooo:rsid="0018700c"/>
    </style:style>
    <style:style style:name="T27" style:family="text">
      <style:text-properties officeooo:rsid="0026cfa9"/>
    </style:style>
    <style:style style:name="T28" style:family="text">
      <style:text-properties officeooo:rsid="002dcb36"/>
    </style:style>
    <style:style style:name="T29" style:family="text">
      <style:text-properties officeooo:rsid="00282af5"/>
    </style:style>
    <style:style style:name="T30" style:family="text">
      <style:text-properties officeooo:rsid="00267f4b"/>
    </style:style>
    <style:style style:name="T31" style:family="text">
      <style:text-properties officeooo:rsid="0028e5ed"/>
    </style:style>
    <style:style style:name="T32" style:family="text">
      <style:text-properties officeooo:rsid="0029f68d"/>
    </style:style>
    <style:style style:name="T33" style:family="text">
      <style:text-properties officeooo:rsid="005ac433"/>
    </style:style>
    <style:style style:name="T34" style:family="text">
      <style:text-properties officeooo:rsid="0046b8b7"/>
    </style:style>
    <style:style style:name="T35" style:family="text">
      <style:text-properties officeooo:rsid="0044af71"/>
    </style:style>
    <style:style style:name="T36" style:family="text">
      <style:text-properties style:text-position="0% 100%" officeooo:rsid="002dcb36" style:font-name-asian="TTE1C28908t00" style:font-name-complex="TTE1C28908t00"/>
    </style:style>
    <style:style style:name="T37" style:family="text">
      <style:text-properties officeooo:rsid="005ef73c"/>
    </style:style>
    <style:style style:name="T38" style:family="text">
      <style:text-properties officeooo:rsid="00603d26"/>
    </style:style>
    <style:style style:name="T39" style:family="text">
      <style:text-properties officeooo:rsid="0037b33d"/>
    </style:style>
    <style:style style:name="T40" style:family="text">
      <style:text-properties officeooo:rsid="003aaff9"/>
    </style:style>
    <style:style style:name="T41" style:family="text">
      <style:text-properties officeooo:rsid="00365390"/>
    </style:style>
    <style:style style:name="T42" style:family="text">
      <style:text-properties officeooo:rsid="003f8cfe"/>
    </style:style>
    <style:style style:name="T43" style:family="text">
      <style:text-properties officeooo:rsid="002fb487"/>
    </style:style>
    <style:style style:name="T44" style:family="text">
      <style:text-properties officeooo:rsid="00315586"/>
    </style:style>
    <style:style style:name="T45" style:family="text">
      <style:text-properties officeooo:rsid="00484dbb"/>
    </style:style>
    <style:style style:name="T46" style:family="text">
      <style:text-properties officeooo:rsid="0032d8bc"/>
    </style:style>
    <style:style style:name="T47" style:family="text">
      <style:text-properties officeooo:rsid="0033e9c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COMPTE-RENDU DU CONSEIL MUNICIPAL DE LA COMMUNE DE MONTREUIL-EN-TOURAINE</text:p>
      <text:p text:style-name="P68"><text:span text:style-name="T8">Séance du </text:span><text:span text:style-name="T9">2 février 2016</text:span><text:tab/><text:tab/>D<text:span text:style-name="T8">ate de la convocation</text:span> :<text:span text:style-name="T6"> </text:span><text:span text:style-name="T7">28 janvier 2015</text:span></text:p>
      <text:p text:style-name="P4"><text:span text:style-name="T8">Nombre de conseillers en exercice</text:span> : 14</text:p>
      <text:p text:style-name="P4"><text:span text:style-name="T8">Nombre de présents</text:span> : <text:span text:style-name="T26">10</text:span></text:p>
      <text:p text:style-name="P4"><text:span text:style-name="T8">Nombre d’exprimés</text:span> : 1<text:span text:style-name="T28">1</text:span></text:p>
      <text:p text:style-name="P62"/>
      <text:p text:style-name="P62">L’an deux mil <text:span text:style-name="T28">seize</text:span> le <text:span text:style-name="T28">2 février </text:span>à dix-neuf heures, le Conseil Municipal de cette commune, régulièrement convoqué, s’est réuni au nombre prescrit par la loi, dans le lieu habituel de ses séances, sous la présidence de Monsieur Jean-Luc Padiolleau, Maire.</text:p>
      <text:p text:style-name="P62"/>
      <text:p text:style-name="P64"><text:span text:style-name="T5">Présents</text:span> : <text:tab/>M . Padiolleau Jean-Luc, <text:span text:style-name="T28">M. Bigot Patrick, </text:span>Mme Morlec Chantal, M.Derogis Philippe, <text:span text:style-name="T27">M. Adumeau Jean Claude, </text:span>Mme Cicutti Mireille, Mme Denis Isabelle, M. Galimant Christian, <text:span text:style-name="T24">Mme Cambronne Bobin Isabelle, M. Ménard Mathieu</text:span></text:p>
      <text:p text:style-name="P66"><text:tab/></text:p>
      <text:p text:style-name="P65"><text:span text:style-name="T5">Absents excusés </text:span>: <text:s/><text:tab/>Mme Bernier Marie <text:span text:style-name="T28">(pouvoir Philippe Derogis), </text:span>Mme Roquin Michelle</text:p>
      <text:p text:style-name="P65"/>
      <text:p text:style-name="P63"><text:span text:style-name="T5">Absent :</text:span> <text:span text:style-name="T24">M. Gratteau Cédric, <text:s/>M. Massue Jean-Emmanuelle</text:span></text:p>
      <text:p text:style-name="P71"/>
      <text:p text:style-name="P67"><text:span text:style-name="T5">Secrétaire de séance</text:span> : <text:span text:style-name="T28">M. Derogis Philippe</text:span></text:p>
      <text:p text:style-name="P15"/>
      <text:p text:style-name="P15">Ordre du jour :</text:p>
      <text:list xml:id="list2766589845165076266" text:style-name="L1">
        <text:list-item>
          <text:p text:style-name="P100">Plan de financement de l'aménagement du bourg</text:p>
        </text:list-item>
        <text:list-item>
          <text:p text:style-name="P100">Consultation organisée par le Centre de Gestion pour le renouvellement du contrat d'assurance du personnel communal</text:p>
        </text:list-item>
        <text:list-item>
          <text:p text:style-name="P100">Projet de SDCI du Loir-et-Cher</text:p>
        </text:list-item>
        <text:list-item>
          <text:p text:style-name="P100">Convention de prestation de services pour l'instruction des autorisations d'urbanisme</text:p>
        </text:list-item>
        <text:list-item>
          <text:p text:style-name="P100">Convention de groupement de commandes pour travaux de voirie</text:p>
        </text:list-item>
        <text:list-item>
          <text:p text:style-name="P100">Planification des travaux d'accessibilité des ERP</text:p>
        </text:list-item>
        <text:list-item>
          <text:p text:style-name="P101">Questions diverses</text:p>
        </text:list-item>
      </text:list>
      <text:p text:style-name="P12"/>
      <text:p text:style-name="P13">Monsieur le Maire demande à l'assemblée l'autorisation de rajouter à l'ordre du jour : </text:p>
      <text:list xml:id="list2460392745877530293" text:style-name="L2">
        <text:list-item>
          <text:p text:style-name="P72">Une demande de participation aux frais de fonctionnement de scolarisation d'un enfant en classe d'inclusion scolaire</text:p>
        </text:list-item>
        <text:list-item>
          <text:p text:style-name="P72">Fin de contrat avec <text:span text:style-name="T43">le </text:span>prestataire informatique</text:p>
        </text:list-item>
        <text:list-item>
          <text:p text:style-name="P72">Convention ERDF pour la pose d'un transformateur.</text:p>
        </text:list-item>
      </text:list>
      <text:p text:style-name="P14"/>
      <text:p text:style-name="P14">Ces modifications à l'ordre du jour étant approuvé, Monsieur le Maire ouvre la séance. Il informe les élus que M. Gratteau Cédric lui a signifié sa démission du conseil municipal, bien que prenant acte de sa décision Monsieur le Maire demandera à Monsieur Gratteau de formaliser sa décision.</text:p>
      <text:p text:style-name="P14">Il conviendra de le remplacer au niveau des différentes instances où il était membre titulaire ou suppléant.</text:p>
      <text:p text:style-name="P14"/>
      <text:h text:style-name="P98" text:outline-level="1">Plan de financement de l'aménagement du bourg</text:h>
      <text:p text:style-name="P30"><text:span text:style-name="T28">Monsieur Padiolleau expose à l'assemblée une nouvelle version du plan d'aménagement du centre bourg</text:span> <text:span text:style-name="T28">provisoire en l'attente des conclusions de l'appel d'offre.</text:span></text:p>
      <text:p text:style-name="P50">Monsieur le Maire avait <text:span text:style-name="T30">exposé</text:span> au conseil municipal <text:span text:style-name="T31">en janvier 2015</text:span> le projet d'aménagement du centre bourg et le plan de financement envisagé.</text:p>
      <text:p text:style-name="P50">Le Maître d'oeuvre, 3ème Nature, a présenté une étude du projet dont le coût des travaux <text:span text:style-name="T31">actualisé </text:span>se présente de la façon suivante :<text:span text:style-name="T8"> </text:span><text:span text:style-name="T10">268 138€</text:span> (<text:span text:style-name="T31">321 795,60€ </text:span>TTC) .</text:p>
      <text:p text:style-name="P50">Les frais d'études <text:span text:style-name="T30">s'élèvent </text:span>à <text:s/><text:span text:style-name="T8">14 850€ HT</text:span> (17 820€TTC) <text:span text:style-name="T30">soit un coût total de</text:span><text:span text:style-name="T11"> 282 988€ HT</text:span><text:span text:style-name="T30"> (339 585,60 TTC)</text:span></text:p>
      <text:p text:style-name="P50"/>
      <text:p text:style-name="P50"/>
      <text:p text:style-name="P50"><text:soft-page-break/>Le plan de financement s'élabore de la façon suivante :</text:p>
      <text:p text:style-name="P54"><text:span text:style-name="T8"><text:tab/></text:span><text:span text:style-name="T5">Subventions :</text:span></text:p>
      <text:p text:style-name="P51"><text:tab/>DETR  : <text:tab/><text:span text:style-name="T8">52 000€</text:span></text:p>
      <text:p text:style-name="P51"><text:tab/>Conseil régional (coeur de village) : <text:tab/><text:span text:style-name="T10">48 100</text:span><text:span text:style-name="T8">€</text:span></text:p>
      <text:p text:style-name="P51"><text:tab/>Conseil départemental (<text:span text:style-name="T31">FDSR</text:span>) : <text:tab/><text:span text:style-name="T10">29 138</text:span><text:span text:style-name="T8">€</text:span></text:p>
      <text:p text:style-name="P51"><text:span text:style-name="T8"><text:tab/></text:span>C<text:span text:style-name="T31">onseil Départemental (Renouvellement de revêtement) :<text:tab/></text:span><text:span text:style-name="T10">7 058</text:span><text:span text:style-name="T31">€</text:span></text:p>
      <text:p text:style-name="P51"><text:tab/><text:span text:style-name="T31">Fonds de concours SIEIL :<text:tab/></text:span><text:span text:style-name="T10">10 000</text:span><text:span text:style-name="T31">€</text:span></text:p>
      <text:p text:style-name="P55"><draw:line text:anchor-type="paragraph" draw:z-index="0" draw:style-name="gr1" draw:text-style-name="P102" svg:x1="10.893cm" svg:y1="0.339cm" svg:x2="12.613cm" svg:y2="0.339cm"><text:p/></draw:line></text:p>
      <text:p text:style-name="P51"><text:tab/><text:span text:style-name="T30">Total : <text:tab/></text:span><text:span text:style-name="T11">146 288€</text:span></text:p>
      <text:p text:style-name="P56"/>
      <text:p text:style-name="P51"><text:tab/>Vente de terrain : <text:tab/><text:span text:style-name="T8">40 000€</text:span></text:p>
      <text:p text:style-name="P51"><text:span text:style-name="T8"><text:tab/></text:span><text:span text:style-name="T32">Epargne : </text:span><text:span text:style-name="T12"><text:tab/>50 000€</text:span></text:p>
      <text:p text:style-name="P51"><text:span text:style-name="T12"><text:tab/></text:span><text:span text:style-name="T32">Etat (FCTVA) :</text:span><text:span text:style-name="T12"><text:tab/>56 323, 67€</text:span></text:p>
      <text:p text:style-name="P51"><text:tab/>Emprunt : <text:tab/><text:span text:style-name="T12">46 973,93</text:span><text:span text:style-name="T11">€</text:span></text:p>
      <text:p text:style-name="P52"><text:span text:style-name="T11"><text:tab/></text:span><text:span text:style-name="T14">TOTAL GENERAL : <text:tab/></text:span><text:span text:style-name="T15">339 585,60€</text:span><text:span text:style-name="T16"> TTC</text:span></text:p>
      <text:p text:style-name="P53"><text:tab/></text:p>
      <text:p text:style-name="P31">Après en avoir délibéré, les conseillers municipaux, à <text:span text:style-name="T29">l'unanimité</text:span> approuvent le nouveau plan de financement, décident d'autoriser le Maire à entreprendre les démarches nécessaires à la réalisation du projet et à signer les actes s'y rapportant.</text:p>
      <text:p text:style-name="P25"/>
      <text:p text:style-name="P25"/>
      <text:p text:style-name="P22">2 –<text:span text:style-name="T25">Consultation organisée par le Centre de Gestion pour le renouvellement du contrat d'assurance du personnel communal</text:span></text:p>
      <text:p text:style-name="P16">Monsieur le Maire informe le Conseil Municipal :</text:p>
      <text:list xml:id="list6347693100283547089" text:style-name="L3">
        <text:list-item>
          <text:p text:style-name="P75">que le conseil d'administration du Centre de Gestion a décidé de relancer une consultation du marché en vue de souscrire pour le compte des collectivités et établissements du département un « contrat d'assurance » garantissant les frais laissés à la charge des employeurs publics locaux, en vertu de l'application des textes régissant leurs obligations à l'égard de leur personnel en cas de décès, d'invalidité, d'incapacité et d'accidents ou de maladies imputables ou non au service ;</text:p>
        </text:list-item>
        <text:list-item>
          <text:p text:style-name="P75">que le Centre de Gestion peut souscrire un tel contrat en mutualisant les risques en vertu de l'article 26 de la loi n° 84-53 du 26 janvier 1984 modifiée, portant dispositions statutaires relatives à la fonction publique territoriale ;</text:p>
        </text:list-item>
      </text:list>
      <text:p text:style-name="P16"/>
      <text:p text:style-name="P16">Le Conseil, après en avoir délibéré, <text:span text:style-name="T1">et à l'unanimité </text:span>:</text:p>
      <text:list xml:id="list2457398557109169053" text:style-name="L4">
        <text:list-item>
          <text:p text:style-name="P76">Vu la loi n° 84-53 du 26 janvier 1984 portant dispositions statutaires relatives à la Fonction Publique Territoriale, notamment l'article 26 ;</text:p>
        </text:list-item>
        <text:list-item>
          <text:p text:style-name="P95"><text:span text:style-name="T20">Vu le décret n° 86-552 du 14 mars 1986 pris pour l'application de l'article <text:s/>26 de la loi n°84-53 du 26 janvier 1984 et relatifs aux contrat</text:span><text:span text:style-name="T21">s</text:span><text:span text:style-name="T20"> d'assurances souscrits par les Centres de Gestion pour le compte des collectivités locales et établissements territoriaux ;</text:span></text:p>
        </text:list-item>
      </text:list>
      <text:p text:style-name="P16"/>
      <text:p text:style-name="P16">Décide que :</text:p>
      <text:p text:style-name="P16"/>
      <text:p text:style-name="P20"><text:span text:style-name="T33">A</text:span>rticle 1<text:span text:style-name="T2">er </text:span>:</text:p>
      <text:p text:style-name="P16">La collectivité charge le Centre de Gestion d'org<text:tab/>aniser, pour son compte, une consultation en vue de souscrire un contrat ouvert à adhésion facultative à compter du 1<text:span text:style-name="T2">er</text:span> janvier 2017 auprès d'une entreprise d'assurance agréé et se réserve la faculté d'y adhérer sans devoir en aucune manière justifier sa décision.</text:p>
      <text:p text:style-name="P16"/>
      <text:p text:style-name="P20">Article 2 :</text:p>
      <text:p text:style-name="P16">La collectivité précise que le contrat devra garantir tout ou partie des risques suivants :</text:p>
      <text:list xml:id="list5483133552790254995" text:style-name="L5">
        <text:list-item>
          <text:p text:style-name="P77">personnel affilié à la CNRACL :</text:p>
        </text:list-item>
      </text:list>
      <text:p text:style-name="P69">Décès, accidents ou maladies imputables au service, maladie ordinaire, longue maladie/longue durée, maternité/paternité/adoption.</text:p>
      <text:p text:style-name="P16"/>
      <text:p text:style-name="P16">Ce contrat devra avoir les caractéristiques suivantes :</text:p>
      <text:p text:style-name="P16">Durée du contrat : quatre ans, à effet au 1<text:span text:style-name="T2">er</text:span> janvier 2017.</text:p>
      <text:p text:style-name="P16">Régime de contrat : capitalisation.</text:p>
      <text:p text:style-name="P16"/>
      <text:p text:style-name="P16"><text:soft-page-break/></text:p>
      <text:p text:style-name="P20">Article 3 :</text:p>
      <text:p text:style-name="P10">La collectivité s'engage à fournir au Centre de Gestion, en tant que de besoins, les éléments nécessaires à la détermination de la prime d'assurance.</text:p>
      <text:p text:style-name="P7"/>
      <text:p text:style-name="P7"/>
      <text:h text:style-name="P99" text:outline-level="1" text:is-list-header="true">3 – <text:span text:style-name="T1">Projet SDCI Loir-et-Cher</text:span></text:h>
      <text:p text:style-name="P34">Monsieur le Maire présente à l'assemblée le projet de Schéma Départemental de Coopération Intercommunale du Loir-et-Cher.</text:p>
      <text:p text:style-name="P33">La commune est <text:span text:style-name="T34">avisée </text:span><text:s/>dans la mesure où elle est membre d'un syndicat de rivière à cheval sur les 2 départements. Les disposition<text:span text:style-name="T35">s</text:span> de la loi engage<text:span text:style-name="T1">nt</text:span> la rationalisation de ce type de syndicat par la prise de compétence par les EPCI de « la gestion des milieux aquatiques et de prévention des inondations » au 1<text:span text:style-name="T2">er</text:span> janvier 2018.</text:p>
      <text:p text:style-name="P33"/>
      <text:p text:style-name="P32">Le conseil Municipal de Montreuil-en-Touraine prend acte des évolutions futures du syndicat mixte du bassin de la Cisse et de ses affluents <text:span text:style-name="T34">en application de l'article 57 de la loi du 27 janvier 2014 (MAPTAM) et ne s'oppose pas à ces dispositions.</text:span></text:p>
      <text:p text:style-name="P35"/>
      <text:p text:style-name="P6"/>
      <text:p text:style-name="P24">4 – <text:span text:style-name="T36">Convention de prestation de services pour l'instruction des autorisations d'urbanisme</text:span></text:p>
      <text:p text:style-name="P17">Lors de la séance du 18 décembre 2014 l'assemblée délibérante a approuvé la convention qui autorisait la <text:span text:style-name="T37">C</text:span>ommunauté de <text:span text:style-name="T37">C</text:span>ommunes à instruire les autorisations d'urbanisme de Montreuil-en-Touraine, excepté les certificats d'urbanisme (C<text:span text:style-name="T37">U</text:span>a) et les déclarations préalables<text:span text:style-name="T37">(DP)</text:span> ne donnant pas lieu à taxation. La convention a été établie pour 8 mois à compter du 1<text:span text:style-name="T2">er</text:span> janvier 2015, prolongée jusqu'au 31 décembre 2015.</text:p>
      <text:p text:style-name="P17"/>
      <text:p text:style-name="P17"><text:span text:style-name="T37">Après réflexion et compte tenu des observations formulées par quelques communes membres, </text:span>La CCVA propose que ses services continuent d'instruire les actes d'urbanisme gratuitement.</text:p>
      <text:p text:style-name="P18"/>
      <text:p text:style-name="P18">La municipalité s'est, <text:span text:style-name="T1">par conséquent, </text:span>positionnée pour que la <text:span text:style-name="T38">C</text:span>ommunauté de <text:span text:style-name="T38">C</text:span>ommunes instruise la totalité des actes d'urbanisme y compris les CUa et les DP, soit :</text:p>
      <text:list xml:id="list3413047804247708706" text:style-name="L6">
        <text:list-item>
          <text:p text:style-name="P79">Les certificats d'urbanisme d'information (CUa)</text:p>
        </text:list-item>
        <text:list-item>
          <text:p text:style-name="P79">Les certificats d'urbanisme opérationnels (Cub)</text:p>
        </text:list-item>
        <text:list-item>
          <text:p text:style-name="P79">Les déclarations préalables</text:p>
        </text:list-item>
        <text:list-item>
          <text:p text:style-name="P79">Les permis de construire</text:p>
        </text:list-item>
        <text:list-item>
          <text:p text:style-name="P79">Les permis d'aménager</text:p>
        </text:list-item>
        <text:list-item>
          <text:p text:style-name="P79">Les permis de démolir</text:p>
        </text:list-item>
      </text:list>
      <text:p text:style-name="P18"/>
      <text:p text:style-name="P18">La convention, en annexe, fixe les modalités de prestations de service de la communauté de communes dans le domaine de l'instruction des autorisations et actes relatifs à l'occupation des sols, délivrés au nom de la commune par son Maire. <text:span text:style-name="T1">Après avoir pris connaissance des clauses de la convention, l'assemblée à l'unanimité autorise le Maire à signer cette dernière.</text:span></text:p>
      <text:p text:style-name="P36"/>
      <text:p text:style-name="P8"/>
      <text:p text:style-name="P24">5– <text:span text:style-name="T36">Convention de groupement de commandes pour travaux de voirie</text:span></text:p>
      <text:p text:style-name="P37">La communauté de communes du Val d'Amboise et les communes figurant dans la convention en annexe ont recensé les besoins annuels de travaux de réfection de voirie. Elles ont décidé de s'associer, au sein d'un groupement de commandes, afin de pouvoir bénéficier de prix attractifs, sur les prestations concernant la réfection de voirie communales et communautaires.</text:p>
      <text:p text:style-name="P37">La ville d'Amboise est désigné e coordonnateur du groupement : elle devra veiller au respect des besoins de chaque commune partenaire et <text:span text:style-name="T39">à l'organisation de la passation des marchés.</text:span></text:p>
      <text:p text:style-name="P38">Afin de constituer la commission d'appel d'offre du groupement, l'assemblée délibérante doit élire un représentant au sein de la commission d'appel d'offre de la commune.</text:p>
      <text:p text:style-name="P38"/>
      <text:p text:style-name="P38">Après avoir procédé au vote, à <text:span text:style-name="T1">l'unanimité, moins 1 abstention</text:span> :</text:p>
      <text:p text:style-name="P38"><text:span text:style-name="T1">Monsieur </text:span><text:span text:style-name="T13">Adumeau Jean Claude</text:span> est élu membre de la commission d'appel d'offre du groupement.</text:p>
      <text:p text:style-name="P38"/>
      <text:p text:style-name="P38">Le conseil municipal, <text:span text:style-name="T40">à l'unanimité, approuve la convention et autorise le Maire à </text:span>signer tout document <text:soft-page-break/>nécessaire <text:span text:style-name="T40">à la mise en œuvre du marché.</text:span></text:p>
      <text:p text:style-name="P38"/>
      <text:p text:style-name="P23"><text:span text:style-name="T4">6 </text:span>– <text:span text:style-name="T25">Planification des travaux d'accessibilité des ERP</text:span></text:p>
      <text:p text:style-name="P40">La loi n°2005-102 du 11 février 2005 pour l'égalité des droits et des chances, la participation et la citoyenneté des personnes handicapées, <text:span text:style-name="T41">prévoyait la mise en accessibilité des établissements recevant du public et des installations ouvertes au public au 1</text:span><text:span text:style-name="T3">er</text:span><text:span text:style-name="T41"> janvier 2015. <text:s/>Compte tenu des difficultés rencontrées pour atteindre cet objectif, l'ordonnance du 25 septembre 2014 crée l'Agenda d'accessibilité programmée afin de permettre aux gestionnaires d'ERP/IOP de poursuivre ou réaliser l'accessibilité après le 1</text:span><text:span text:style-name="T3">er</text:span><text:span text:style-name="T41"> janvier 2015.</text:span></text:p>
      <text:p text:style-name="P39"/>
      <text:p text:style-name="P41">Compte tenu du nombre important de demandes auprès des organismes habilités à dresser un diagnostic, la commune n'a pas <text:span text:style-name="T1">reçu le diagnostic en temps et n'a pas pu transmettre son agenda</text:span> en Préfecture avant le 27 septembre 2015.</text:p>
      <text:p text:style-name="P39"/>
      <text:p text:style-name="P39"><text:span text:style-name="T41">L</text:span>e diagnostic a montré que 5 bâtiments et 2 IOP n'étaient pas conformes à la réglementation en vigueur.</text:p>
      <text:p text:style-name="P42">Ceux en conformité ont fait l'objet d'une attestation d'accessibilité : L'ALSH et la salle des fêtes.</text:p>
      <text:p text:style-name="P42">Ainsi Montreuil-en-Touraine a élaboré son Ad'Ap sur 3 ans pour tous les ERP/IOP communaux comportant les différentes étapes et le coût annuel des actions projetées.</text:p>
      <text:p text:style-name="P42"/>
      <text:p text:style-name="P49">1ère année : Mise en conformité de :</text:p>
      <text:list xml:id="list6539888175528880887" text:style-name="L7">
        <text:list-item>
          <text:p text:style-name="P80">La Mairie</text:p>
        </text:list-item>
        <text:list-item>
          <text:p text:style-name="P80">L'agence postale</text:p>
        </text:list-item>
        <text:list-item>
          <text:p text:style-name="P80">Le groupe scolaire,</text:p>
        </text:list-item>
        <text:list-item>
          <text:p text:style-name="P80">l'église</text:p>
        </text:list-item>
        <text:list-item>
          <text:p text:style-name="P80">le stade</text:p>
        </text:list-item>
      </text:list>
      <text:p text:style-name="P39">pour un montant global prévisionnel de 1 550€</text:p>
      <text:p text:style-name="P39"/>
      <text:p text:style-name="P49">2ème année :</text:p>
      <text:list xml:id="list365704735706583410" text:style-name="L8">
        <text:list-item>
          <text:p text:style-name="P81">La cantine</text:p>
        </text:list-item>
      </text:list>
      <text:p text:style-name="P39">pour un montant global prévisionnel de 600€</text:p>
      <text:p text:style-name="P39"/>
      <text:p text:style-name="P49">3ème année :</text:p>
      <text:list xml:id="list1445503729443764264" text:style-name="L9">
        <text:list-item>
          <text:p text:style-name="P82">le cimetière</text:p>
        </text:list-item>
      </text:list>
      <text:p text:style-name="P39">Pour un montant prévisionnel de 6 600€</text:p>
      <text:p text:style-name="P42"/>
      <text:p text:style-name="P42">Cet agenda sera déposé en préfecture.</text:p>
      <text:p text:style-name="P42"/>
      <text:p text:style-name="P42">Le conseil municipal, après en avoir délibéré et à <text:span text:style-name="T1">l'unanimité :</text:span></text:p>
      <text:list xml:id="list2366685947448792919" text:style-name="L10">
        <text:list-item>
          <text:p text:style-name="P84">Approuve l'Agenda d'Accessibilité Programmée tel que présenté pour mettre en conformité les ERP/IOP de la commune ;</text:p>
        </text:list-item>
        <text:list-item>
          <text:p text:style-name="P83">Autorise le Maire à prendre toute décision, à signer tout acte ou document tendant à rendre effective cette décision.</text:p>
        </text:list-item>
        <text:list-item>
          <text:p text:style-name="P96"><text:span text:style-name="T23">D</text:span><text:span text:style-name="T22">écide que les travaux seront inscrits au budget</text:span></text:p>
        </text:list-item>
      </text:list>
      <text:p text:style-name="P11"/>
      <text:p text:style-name="P11"/>
      <text:p text:style-name="P28">7 – <text:span text:style-name="T28">Une demande de participation aux frais de fonctionnement de scolarisation d'un enfant en classe d'inclusion scolaire</text:span></text:p>
      <text:p text:style-name="P43">La Mairie de Nazelles-Négron informe la commune que l'enfant :</text:p>
      <text:list xml:id="list6057830063996804703" text:style-name="L11">
        <text:list-item>
          <text:p text:style-name="P85">Lucas BRUNEAU domicilié 2 chemin de la Guétrie </text:p>
        </text:list-item>
      </text:list>
      <text:p text:style-name="P43">est scolarisé en Unité Localisée <text:span text:style-name="T42">pour l'Inclusion Scolaire de l'école communale du Val de Cisse de Nazlles-Négron.</text:span></text:p>
      <text:p text:style-name="P44"/>
      <text:p text:style-name="P44">Conformément au code de l'Education Nationale notamment les <text:s/>articles L 212-8 et L 112-1</text:p>
      <text:p text:style-name="P44">Vu la demande du Maire de Nazelles-Négron et la délibération 63/2015 en date du 30 septembre 2015 .</text:p>
      <text:p text:style-name="P44"/>
      <text:p text:style-name="P44">Il appartient à la commune de résidence de participer aux frais de fonctionnement de la scolarité de l'enfant qui s'élèvent à 531€ par an et par enfant pour l'année 2015-2016</text:p>
      <text:p text:style-name="P44"/>
      <text:p text:style-name="P44">Le conseil municipal, à <text:span text:style-name="T43">l'unanimité</text:span> décide :</text:p>
      <text:list xml:id="list4962124673786812502" text:style-name="L12">
        <text:list-item>
          <text:p text:style-name="P86">D'accorder une participation à la scolarisation en ULIS de l'enfant BRUNEAU Lucas d'un montant de 531€ tel que demandé par la commune d'accueil.</text:p>
        </text:list-item>
        <text:list-item>
          <text:p text:style-name="P87"><text:soft-page-break/>D'inscrire cette dépense au budget 2016 à l'article 6558</text:p>
          <text:p text:style-name="P88"/>
        </text:list-item>
      </text:list>
      <text:p text:style-name="P29"/>
      <text:p text:style-name="P26">8 - <text:span text:style-name="T44">Fin de contrat avec le prestataire informatique</text:span></text:p>
      <text:p text:style-name="P45">Monsieur le Maire explique que le contrat avec Ségilog, Prestataire de service informatique auprès des collectivités territoriales, arrive à expiration. Ce dernier propose le renouvellement du contrat pour un montant de 2 420€ HT par an avec un engagement de 3 ans.</text:p>
      <text:p text:style-name="P45">Monsieur le Maire a demandé un devis à un autre prestataire « Modularis » le devis proposé s'élève à 1 350€HT avec un engagement de 4 ans <text:span text:style-name="T44">pour services équivalents </text:span><text:s/>(auxquels s'ajoutent la mise en place du logiciel et la récupération des données pour un montant de 650€ HT).</text:p>
      <text:p text:style-name="P45"/>
      <text:p text:style-name="P45">Le conseil municipal après en voir délibéré et à <text:span text:style-name="T44">l'unanimité</text:span>, autorise le Maire à prendre les dispositions adaptées aux besoins des services administratifs <text:s/>et à signer tout document <text:s/>nécessaire.</text:p>
      <text:p text:style-name="P9"/>
      <text:p text:style-name="P9"/>
      <text:p text:style-name="P27">9 – <text:span text:style-name="T44">Demande d'ERDF pour la pose d'un transformateur</text:span></text:p>
      <text:p text:style-name="P47">L'entreprise BEP Ingénierie, chargée par ERDF Tours, de la réalisation d'enfouissement des réseaux moyenne tension sollicite la commune pour l'implantation sur la parcelle cadastrée ZV 52 à la Garenne d'un poste de transformation de courant électrique alimentant le réseau de distribution publique d'électricité. <text:span text:style-name="T44">La mise à disposition de la surface demandée (15m²) est fixée par la convention qui précise les servitudes qui en découlent.</text:span></text:p>
      <text:p text:style-name="P47"/>
      <text:p text:style-name="P47">Le Maire <text:span text:style-name="T44">en </text:span>présente à l'assemblée le contenu ainsi que les plans présentant le projet. <text:span text:style-name="T45">Après en avoir délibéré, le conseil municipal, à l'unanimité autorise le Maire à signer la convention.</text:span></text:p>
      <text:p text:style-name="P46"/>
      <text:p text:style-name="P48"/>
      <text:p text:style-name="P21"><text:span text:style-name="T4">10</text:span> – Questions diverses</text:p>
      <text:list xml:id="list5607434835740892175" text:style-name="L13">
        <text:list-item>
          <text:p text:style-name="P91">Remplacement de Monsieur Gratteau aux syndicats où il était membre</text:p>
          <text:p text:style-name="P73">Monsieur le Maire <text:span text:style-name="T44">propose à</text:span> l'assemblée <text:span text:style-name="T44">de procéder dès maintenant au remplacement de Monsieur Gratteau. </text:span></text:p>
        </text:list-item>
      </text:list>
      <text:p text:style-name="P70">Au Syndicat Intercommunal du Ramassage Scolaire : Mme Cicutti Mireille propose sa candidature. Après avoir procédé au vote, Mme Cicutti est élue à l'unanimité</text:p>
      <text:p text:style-name="P70">Au SIEIL : M. Padiolleau Jean-Luc propose sa candidature. Après avoir procédé au vote, M. Padiolleau est élu à l'unanimité.</text:p>
      <text:list xml:id="list125806620496139" text:continue-numbering="true" text:style-name="L13">
        <text:list-header>
          <text:p text:style-name="P94"/>
        </text:list-header>
        <text:list-item>
          <text:p text:style-name="P92">Pose d'un panneau d'indication <text:span text:style-name="T47">pour l'association des contrats de jardin</text:span></text:p>
          <text:p text:style-name="P74">L'association sollicite l'autorisation de poser un panneau d'indication afin de faciliter la circulation des usagers. Après avoir consulté les services du département, ils ne sont pas autorisés à implanter un panneau sur la route départementale, M Adumeau, Adjoint en charge de la voirie, propose qu'un panonceau soit posé au niveau de la voie communale. Par ailleurs <text:span text:style-name="T46">l'association devra faire valider par la Mairie le type de panonceau choisi avant de l'installer.</text:span></text:p>
          <text:p text:style-name="P94"/>
        </text:list-item>
        <text:list-item>
          <text:p text:style-name="P93">Dissolution du Comité des fêtes</text:p>
          <text:p text:style-name="P73"><text:span text:style-name="T46">Monsieur Derogis Philippe, Adjoint en charge de la vie associative, informe l'assemblée des dernières mesures prises par le Comité des fêtes</text:span>. <text:span text:style-name="T46">Fin 2015 les membres du bureau ont décidé de ne pas reconduire leur fonction . A défaut de candidatures, et après plusieurs réunions, il a été décidé que l'association sera mise en veille. Messieurs Derogis et Cicutti sont désignés administrateur. Le comité des fêtes gérait différents matériels qu'il mettait à la disposition des autres associations. Il convient par conséquent de trouver une solution qui permettra aux associations de continuer à bénéficier du matériel.</text:span></text:p>
        </text:list-item>
      </text:list>
      <text:p text:style-name="P19"/>
      <text:p text:style-name="P5"><text:span text:style-name="T17">La séance est levée à 2</text:span><text:span text:style-name="T19">0</text:span><text:span text:style-name="T17"> heures </text:span><text:span text:style-name="T19">4</text:span><text:span text:style-name="T18">5</text:span></text:p>
      <text:p text:style-name="P5"/>
      <text:p text:style-name="P5"/>
      <text:p text:style-name="P5"/>
      <text:p text:style-name="P5"/>
      <text:p text:style-name="P5"/>
      <table:table table:name="Tableau1" table:style-name="Tableau1">
        <table:table-column table:style-name="Tableau1.A" table:number-columns-repeated="2"/>
        <table:table-column table:style-name="Tableau1.C"/>
        <text:soft-page-break/>
        <table:table-row table:style-name="Tableau1.1">
          <table:table-cell table:style-name="Tableau1.A1" office:value-type="string">
            <text:p text:style-name="P60">Jean-Luc Padiolleau – Maire</text:p>
            <text:p text:style-name="P60"/>
            <text:p text:style-name="P60"/>
          </table:table-cell>
          <table:table-cell table:style-name="Tableau1.A1" office:value-type="string">
            <text:p text:style-name="P60">Patrick Bigot – 1<text:span text:style-name="T2">er</text:span> Adjoint</text:p>
          </table:table-cell>
          <table:table-cell table:style-name="Tableau1.C1" office:value-type="string">
            <text:p text:style-name="P60">Chantal Morlec – 2ème Adjoint</text:p>
            <text:p text:style-name="P60"/>
            <text:p text:style-name="P60"/>
          </table:table-cell>
        </table:table-row>
        <table:table-row table:style-name="Tableau1.1">
          <table:table-cell table:style-name="Tableau1.A2" office:value-type="string">
            <text:p text:style-name="P61">Jean-Claude Adumeau – 3ème Adjoint</text:p>
            <text:p text:style-name="P61"/>
            <text:p text:style-name="P61"/>
          </table:table-cell>
          <table:table-cell table:style-name="Tableau1.A2" office:value-type="string">
            <text:p text:style-name="P60">Philippe Derogis – 4ème Adjoint</text:p>
          </table:table-cell>
          <table:table-cell table:style-name="Tableau1.C2" office:value-type="string">
            <text:p text:style-name="P59">Marie Bernier – <text:span text:style-name="T47">pouvoir P. Derogis</text:span></text:p>
            <text:p text:style-name="P57"/>
            <text:p text:style-name="P57"/>
          </table:table-cell>
        </table:table-row>
        <table:table-row table:style-name="Tableau1.1">
          <table:table-cell table:style-name="Tableau1.A2" office:value-type="string">
            <text:p text:style-name="P57">Isabelle Cambronne-Bobin</text:p>
            <text:p text:style-name="P57"/>
            <text:p text:style-name="P57"/>
          </table:table-cell>
          <table:table-cell table:style-name="Tableau1.B3" office:value-type="string">
            <text:p text:style-name="P57">Mireille Cicutti</text:p>
          </table:table-cell>
          <table:table-cell table:style-name="Tableau1.C3" office:value-type="string">
            <text:p text:style-name="P57">Isabelle Denis</text:p>
            <text:p text:style-name="P57"/>
          </table:table-cell>
        </table:table-row>
        <table:table-row table:style-name="Tableau1.1">
          <table:table-cell table:style-name="Tableau1.A4" office:value-type="string">
            <text:p text:style-name="P57">Christian Galimant</text:p>
            <text:p text:style-name="P57"/>
          </table:table-cell>
          <table:table-cell table:style-name="Tableau1.B4" office:value-type="string">
            <text:p text:style-name="P57">Cédric Gratteau</text:p>
            <text:p text:style-name="P57"/>
            <text:p text:style-name="P57"/>
          </table:table-cell>
          <table:table-cell table:style-name="Tableau1.C4" office:value-type="string">
            <text:p text:style-name="P57">Jean-Emmanuel Massue</text:p>
          </table:table-cell>
        </table:table-row>
        <table:table-row table:style-name="Tableau1.1">
          <table:table-cell table:style-name="Tableau1.A5" office:value-type="string">
            <text:p text:style-name="P3">Mathieu Ménard</text:p>
            <text:p text:style-name="P3"/>
            <text:p text:style-name="P58"/>
            <text:p text:style-name="P58"/>
          </table:table-cell>
          <table:table-cell table:style-name="Tableau1.C4" office:value-type="string">
            <text:p text:style-name="P2">Michelle Roquin – <text:span text:style-name="T47">excusée </text:span></text:p>
          </table:table-cell>
          <table:table-cell table:style-name="Tableau1.C5" office:value-type="string">
            <text:p text:style-name="P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text-align="justify" style:justify-single-word="false" fo:text-indent="0cm" style:auto-text-indent="false" style:text-autospace="non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text-align="justify" style:justify-single-word="fals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text-properties style:font-name="Calibri" fo:font-family="Calibri" style:font-family-generic="swiss"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WW8Num1z0" style:family="text">
      <style:text-properties style:font-name="Wingdings" fo:font-family="Wingdings"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St1z0" style:family="text">
      <style:text-properties style:font-name="Symbol" fo:font-family="Symbol" style:font-family-generic="roman" style:font-pitch="variable" style:font-charset="x-symbol"/>
    </style:style>
    <style:style style:name="Strong_20_Emphasis" style:display-name="Strong Emphasis" style:family="text">
      <style:text-properties fo:font-weight="bold" style:font-weight-asian="bold" style:font-weight-complex="bold"/>
    </style:style>
    <style:style style:name="Zeichenformat"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officeooo:paragraph-rsid="00181f35" style:font-size-asian="8pt" style:font-size-complex="8pt"/>
    </style:style>
    <style:style style:name="MT1" style:family="text">
      <style:text-properties officeooo:rsid="002ea94b"/>
    </style:style>
    <style:page-layout style:name="Mpm1">
      <style:page-layout-properties fo:page-width="21.001cm" fo:page-height="29.7cm" style:num-format="1" style:print-orientation="portrait" fo:margin-top="1.05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Conseil municipal du <text:span text:style-name="MT1">2 février </text:span>201<text:span text:style-name="MT1">6</text:span><text:tab/>page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6-03-08T12:58:05.014000000</dc:date>
    <meta:editing-duration>P7DT4H34M59S</meta:editing-duration>
    <meta:editing-cycles>354</meta:editing-cycles>
    <meta:generator>LibreOffice/4.4.2.2$Windows_x86 LibreOffice_project/c4c7d32d0d49397cad38d62472b0bc8acff48dd6</meta:generator>
    <meta:print-date>2016-03-08T12:57:45.154000000</meta:print-date>
    <meta:document-statistic meta:table-count="1" meta:image-count="0" meta:object-count="0" meta:page-count="6" meta:paragraph-count="155" meta:word-count="2410" meta:character-count="15102" meta:non-whitespace-character-count="12834"/>
    <meta:user-defined meta:name="Info 1"/>
    <meta:user-defined meta:name="Info 2"/>
    <meta:user-defined meta:name="Info 3"/>
    <meta:user-defined meta:name="Info 4"/>
  </office:meta>
</office:document-meta>
</file>